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automatic-styles>
    <style:style style:name="Table1" style:family="table" style:master-page-name="MP0">
      <style:table-properties style:width="10.4319in" fo:margin-left="0in" style:page-number="auto" table:align="left"/>
    </style:style>
    <style:style style:name="Table1.A" style:family="table-column">
      <style:table-column-properties style:column-width="1.4535in"/>
    </style:style>
    <style:style style:name="Table1.B" style:family="table-column">
      <style:table-column-properties style:column-width="0.3938in"/>
    </style:style>
    <style:style style:name="Table1.C" style:family="table-column">
      <style:table-column-properties style:column-width="1.4569in"/>
    </style:style>
    <style:style style:name="Table1.D" style:family="table-column">
      <style:table-column-properties style:column-width="0.2563in"/>
    </style:style>
    <style:style style:name="Table1.1" style:family="table-row">
      <style:table-row-properties style:row-height="0.5118in" style:use-optimal-row-height="false"/>
    </style:style>
    <style:style style:name="Table1.A1" style:family="table-cell">
      <style:table-cell-properties style:vertical-align="middle" fo:padding="0in" fo:border="none" style:writing-mode="lr-tb"/>
    </style:style>
    <style:style style:name="Table1.2" style:family="table-row">
      <style:table-row-properties style:row-height="0.0396in" style:use-optimal-row-height="false"/>
    </style:style>
    <style:style style:name="Table1.H2" style:family="table-cell">
      <style:table-cell-properties fo:padding="0in" fo:border="none" style:writing-mode="lr-tb"/>
    </style:style>
    <style:style style:name="Table1.3" style:family="table-row">
      <style:table-row-properties style:row-height="0.4722in" style:use-optimal-row-height="false"/>
    </style:style>
    <style:style style:name="Table1.H3" style:family="table-cell">
      <style:table-cell-properties fo:padding="0in" fo:border="none" style:writing-mode="lr-tb"/>
    </style:style>
    <style:style style:name="Table1.H4" style:family="table-cell">
      <style:table-cell-properties fo:padding="0in" fo:border="none" style:writing-mode="lr-tb"/>
    </style:style>
    <style:style style:name="Table1.H5" style:family="table-cell">
      <style:table-cell-properties fo:padding="0in" fo:border="none" style:writing-mode="lr-tb"/>
    </style:style>
    <style:style style:name="Table1.H6" style:family="table-cell">
      <style:table-cell-properties fo:padding="0in" fo:border="none" style:writing-mode="lr-tb"/>
    </style:style>
    <style:style style:name="Table1.H7" style:family="table-cell">
      <style:table-cell-properties fo:padding="0in" fo:border="none" style:writing-mode="lr-tb"/>
    </style:style>
    <style:style style:name="Table1.H8" style:family="table-cell">
      <style:table-cell-properties fo:padding="0in" fo:border="none" style:writing-mode="lr-tb"/>
    </style:style>
    <style:style style:name="Table1.H9" style:family="table-cell">
      <style:table-cell-properties fo:padding="0in" fo:border="none" style:writing-mode="lr-tb"/>
    </style:style>
    <style:style style:name="Table1.H10" style:family="table-cell">
      <style:table-cell-properties fo:padding="0in" fo:border="none" style:writing-mode="lr-tb"/>
    </style:style>
    <style:style style:name="Table1.H11" style:family="table-cell">
      <style:table-cell-properties fo:padding="0in" fo:border="none" style:writing-mode="lr-tb"/>
    </style:style>
    <style:style style:name="Table1.H12" style:family="table-cell">
      <style:table-cell-properties fo:padding="0in" fo:border="none" style:writing-mode="lr-tb"/>
    </style:style>
    <style:style style:name="Table1.H13" style:family="table-cell">
      <style:table-cell-properties fo:padding="0in" fo:border="none" style:writing-mode="lr-tb"/>
    </style:style>
    <style:style style:name="Table1.H14" style:family="table-cell">
      <style:table-cell-properties fo:padding="0in" fo:border="none" style:writing-mode="lr-tb"/>
    </style:style>
    <style:style style:name="Table1.H15" style:family="table-cell">
      <style:table-cell-properties fo:padding="0in" fo:border="none" style:writing-mode="lr-tb"/>
    </style:style>
    <style:style style:name="Table1.H16" style:family="table-cell">
      <style:table-cell-properties fo:padding="0in" fo:border="none" style:writing-mode="lr-tb"/>
    </style:style>
    <style:style style:name="Table1.H17" style:family="table-cell">
      <style:table-cell-properties fo:padding="0in" fo:border="none" style:writing-mode="lr-tb"/>
    </style:style>
    <style:style style:name="Table1.H18" style:family="table-cell">
      <style:table-cell-properties fo:padding="0in" fo:border="none" style:writing-mode="lr-tb"/>
    </style:style>
    <style:style style:name="Table1.H19" style:family="table-cell">
      <style:table-cell-properties fo:padding="0in" fo:border="none" style:writing-mode="lr-tb"/>
    </style:style>
    <style:style style:name="Table1.H20" style:family="table-cell">
      <style:table-cell-properties fo:padding="0in" fo:border="none" style:writing-mode="lr-tb"/>
    </style:style>
    <style:style style:name="Table1.H21" style:family="table-cell">
      <style:table-cell-properties fo:padding="0in" fo:border="none" style:writing-mode="lr-tb"/>
    </style:style>
    <style:style style:name="Table1.H22" style:family="table-cell">
      <style:table-cell-properties fo:padding="0in" fo:border="none" style:writing-mode="lr-tb"/>
    </style:style>
    <style:style style:name="Table1.H23" style:family="table-cell">
      <style:table-cell-properties fo:padding="0in" fo:border="none" style:writing-mode="lr-tb"/>
    </style:style>
    <style:style style:name="Table1.H24" style:family="table-cell">
      <style:table-cell-properties fo:padding="0in" fo:border="none" style:writing-mode="lr-tb"/>
    </style:style>
    <style:style style:name="Table1.H25" style:family="table-cell">
      <style:table-cell-properties fo:padding="0in" fo:border="none" style:writing-mode="lr-tb"/>
    </style:style>
    <style:style style:name="P1" style:family="paragraph" style:parent-style-name="正文">
      <style:paragraph-properties fo:margin-top="0in" fo:margin-bottom="0in" style:contextual-spacing="false" fo:line-height="100%"/>
      <style:text-properties style:font-name="Arial" fo:font-size="12pt" style:font-size-asian="12pt" style:font-name-complex="Arial" style:font-size-complex="12pt"/>
    </style:style>
    <style:style style:name="P2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3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4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ea5a2" officeooo:paragraph-rsid="001ea5a2" style:font-size-asian="12pt" style:font-weight-asian="bold" style:font-name-complex="Arial" style:font-size-complex="12pt"/>
    </style:style>
    <style:style style:name="P5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f3abb" style:font-size-asian="12pt" style:font-weight-asian="bold" style:font-name-complex="Arial" style:font-size-complex="12pt"/>
    </style:style>
    <style:style style:name="P6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weight="bold" officeooo:rsid="001f3abb" officeooo:paragraph-rsid="001f3abb" style:font-size-asian="12pt" style:font-weight-asian="bold" style:font-name-complex="Arial" style:font-size-complex="12pt"/>
    </style:style>
    <style:style style:name="P7" style:family="paragraph" style:parent-style-name="正文">
      <style:paragraph-properties fo:margin-top="0in" fo:margin-bottom="0in" style:contextual-spacing="false" fo:line-height="100%"/>
      <style:text-properties style:font-name="Arial" fo:font-size="12pt" fo:font-weight="bold" officeooo:rsid="001f3abb" officeooo:paragraph-rsid="001f3abb" style:font-size-asian="12pt" style:font-weight-asian="bold" style:font-name-complex="Arial" style:font-size-complex="12pt"/>
    </style:style>
    <style:style style:name="P8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style="italic" fo:font-weight="bold" officeooo:rsid="001ea5a2" officeooo:paragraph-rsid="001ea5a2" style:font-size-asian="12pt" style:font-style-asian="italic" style:font-weight-asian="bold" style:font-name-complex="Arial" style:font-size-complex="12pt" style:font-style-complex="italic"/>
    </style:style>
    <style:style style:name="P9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" fo:font-size="12pt" fo:font-style="italic" fo:font-weight="bold" officeooo:rsid="001f3abb" officeooo:paragraph-rsid="001f3abb" style:font-size-asian="12pt" style:font-style-asian="italic" style:font-weight-asian="bold" style:font-name-complex="Arial" style:font-size-complex="12pt" style:font-style-complex="italic"/>
    </style:style>
    <style:style style:name="P10" style:family="paragraph" style:parent-style-name="正文">
      <style:paragraph-properties fo:margin-top="0in" fo:margin-bottom="0in" style:contextual-spacing="false" fo:line-height="100%"/>
      <style:text-properties style:font-name="Arial" fo:font-size="12pt" fo:font-style="italic" style:font-size-asian="12pt" style:font-style-asian="italic" style:font-name-complex="Arial" style:font-size-complex="12pt" style:font-style-complex="italic"/>
    </style:style>
    <style:style style:name="P11" style:family="paragraph" style:parent-style-name="正文">
      <style:paragraph-properties fo:margin-top="0in" fo:margin-bottom="0in" style:contextual-spacing="false" fo:line-height="100%" fo:text-align="center" style:justify-single-word="false"/>
      <style:text-properties style:font-name="Arial Narrow" fo:font-size="12pt" fo:font-weight="bold" officeooo:rsid="001f3abb" officeooo:paragraph-rsid="001f3abb" style:font-size-asian="12pt" style:font-weight-asian="bold" style:font-name-complex="Arial" style:font-size-complex="12pt"/>
    </style:style>
    <style:style style:name="P12" style:family="paragraph" style:parent-style-name="正文">
      <style:paragraph-properties fo:margin-top="0in" fo:margin-bottom="0in" style:contextual-spacing="false" fo:line-height="100%" fo:text-align="center" style:justify-single-word="false" fo:break-before="page"/>
      <style:text-properties style:font-name="Arial" fo:font-size="12pt" fo:font-weight="bold" officeooo:rsid="001ea5a2" officeooo:paragraph-rsid="001ea5a2" style:font-size-asian="12pt" style:font-weight-asian="bold" style:font-name-complex="Arial" style:font-size-complex="12pt"/>
    </style:style>
    <style:style style:name="T1" style:family="text">
      <style:text-properties officeooo:rsid="001f3ab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none" style:font-style-asian="italic" style:font-style-complex="italic"/>
    </style:style>
    <style:style style:name="T4" style:family="text">
      <style:text-properties style:font-name="Arial Black" style:text-underline-style="solid" style:text-underline-width="auto" style:text-underline-color="font-color"/>
    </style:style>
    <style:style style:name="T5" style:family="text">
      <style:text-properties style:font-name="Arial Black" style:text-underline-style="solid" style:text-underline-width="auto" style:text-underline-color="font-color" officeooo:rsid="001f3ab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<text:span text:style-name="T2">Power</text:span> to Compu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Computer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DMX</text:span> Universe <text:span text:style-name="T4">3</text:span></text:p>
            <text:p text:style-name="P11">From LOR CMB24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<text:span text:style-name="T2">Power</text:span> to Compu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Computer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DMX</text:span> Universe <text:span text:style-name="T4">3</text:span></text:p>
            <text:p text:style-name="P6">To Right Ya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<text:span text:style-name="T2">Power</text:span> to Computer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Computer</text:p>
            <text:p text:style-name="P8">Ethernet</text:p>
          </table:table-cell>
          <table:table-cell table:style-name="Table1.H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DMX</text:span> Universe <text:span text:style-name="T4">3</text:span></text:p>
            <text:p text:style-name="P11">From LOR CMB24D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Power</text:span> to Compu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Computer</text:p>
            <text:p text:style-name="P8">Ethernet</text:p>
          </table:table-cell>
          <table:table-cell table:style-name="Table1.H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DMX</text:span> Universe <text:span text:style-name="T4">3</text:span></text:p>
            <text:p text:style-name="P6">To Right Yard</text:p>
          </table:table-cell>
        </table:table-row>
        <table:table-row table:style-name="Table1.1">
          <table:table-cell table:style-name="Table1.A1" office:value-type="string">
            <text:p text:style-name="P4"><text:span text:style-name="T2">Power</text:span> to</text:p>
            <text:p text:style-name="P4">Monit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8">Ethernet</text:p>
            <text:p text:style-name="P4">Uplin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6" office:value-type="string">
            <text:p text:style-name="P10"/>
          </table:table-cell>
          <table:table-cell table:style-name="Table1.A1" office:value-type="string">
            <text:p text:style-name="P9">RS-485 From Dong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<text:span text:style-name="T2">Power</text:span> to</text:p>
            <text:p text:style-name="P4">Monit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8">Ethernet</text:p>
            <text:p text:style-name="P4">Uplink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7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RS-485</text:span> to</text:p>
            <text:p text:style-name="P6">Garage Ctl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<text:span text:style-name="T2">Power</text:span> to</text:p>
            <text:p text:style-name="P4">Monitor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Wizlights</text:p>
            <text:p text:style-name="P8">Ethernet</text:p>
          </table:table-cell>
          <table:table-cell table:style-name="Table1.H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RS-485</text:span> From</text:p>
            <text:p text:style-name="P6">Dongle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Power</text:span> to</text:p>
            <text:p text:style-name="P4">Monit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Wizlights</text:p>
            <text:p text:style-name="P8">Ethernet</text:p>
          </table:table-cell>
          <table:table-cell table:style-name="Table1.H1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RS-485</text:span> to</text:p>
            <text:p text:style-name="P6">Garage Ctlr</text:p>
          </table:table-cell>
        </table:table-row>
        <table:table-row table:style-name="Table1.1">
          <table:table-cell table:style-name="Table1.A1" office:value-type="string">
            <text:p text:style-name="P4">Network</text:p>
            <text:p text:style-name="P4">Switc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DMX</text:span> Universe <text:span text:style-name="T5">2</text:span></text:p>
            <text:p text:style-name="P4">(To <text:span text:style-name="T1">Left</text:span> Yard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1" office:value-type="string">
            <text:p text:style-name="P1"/>
          </table:table-cell>
          <table:table-cell table:style-name="Table1.A1" office:value-type="string">
            <text:p text:style-name="P6"><text:span text:style-name="T2">USB</text:span> to</text:p>
            <text:p text:style-name="P6">LOR Dong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Network</text:p>
            <text:p text:style-name="P4">Switc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<text:span text:style-name="T2">DMX</text:span> Universe <text:span text:style-name="T5">2</text:span></text:p>
            <text:p text:style-name="P4">(To <text:span text:style-name="T1">Left</text:span> Yard)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2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3">USB</text:span> to</text:p>
            <text:p text:style-name="P6">LOR Dongl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Network</text:p>
            <text:p text:style-name="P4">Switch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<text:span text:style-name="T2">DMX</text:span> Universe <text:span text:style-name="T4">2</text:span></text:p>
            <text:p text:style-name="P4">(To <text:span text:style-name="T1">Left Yard</text:span>)</text:p>
          </table:table-cell>
          <table:table-cell table:style-name="Table1.H1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<text:span text:style-name="T2">USB</text:span> to</text:p>
            <text:p text:style-name="P6">LOR Dongle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Network</text:p>
            <text:p text:style-name="P4">Switch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<text:span text:style-name="T2">DMX</text:span> Universe <text:span text:style-name="T4">2</text:span></text:p>
            <text:p text:style-name="P4">(To <text:span text:style-name="T1">Left Yard</text:span>)</text:p>
          </table:table-cell>
          <table:table-cell table:style-name="Table1.H1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USB</text:span> to</text:p>
            <text:p text:style-name="P6">LOR Dongle</text:p>
          </table:table-cell>
        </table:table-row>
        <table:table-row table:style-name="Table1.1">
          <table:table-cell table:style-name="Table1.A1" office:value-type="string">
            <text:p text:style-name="P4">AlphaPix <text:span text:style-name="T4">4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DMX</text:span> Universe <text:span text:style-name="T4">3</text:span></text:p>
            <text:p text:style-name="P6">To Chinese 2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16" office:value-type="string">
            <text:p text:style-name="P1"/>
          </table:table-cell>
          <table:table-cell table:style-name="Table1.A1" office:value-type="string">
            <text:p text:style-name="P6">Keyboar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AlphaPix <text:span text:style-name="T4">4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DMX</text:span> Universe <text:span text:style-name="T4">3</text:span></text:p>
            <text:p text:style-name="P6">To Chinese 2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17" office:value-type="string">
            <text:p text:style-name="P1"/>
          </table:table-cell>
          <table:table-cell table:style-name="Table1.A1" table:number-rows-spanned="2" office:value-type="string">
            <text:p text:style-name="P6">Keyboard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AlphaPix <text:span text:style-name="T4">4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DMX</text:span> Universe <text:span text:style-name="T4">3</text:span></text:p>
            <text:p text:style-name="P11">From AlphaPix 16</text:p>
          </table:table-cell>
          <table:table-cell table:style-name="Table1.H18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Mouse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19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lphaPix <text:span text:style-name="T4">4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DMX</text:span> Universe <text:span text:style-name="T4">3</text:span></text:p>
            <text:p text:style-name="P11">From AlphaPix 16</text:p>
          </table:table-cell>
          <table:table-cell table:style-name="Table1.H20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Mouse</text:p>
          </table:table-cell>
        </table:table-row>
        <table:table-row table:style-name="Table1.1">
          <table:table-cell table:style-name="Table1.A1" office:value-type="string">
            <text:p text:style-name="P4">AlphaPix <text:span text:style-name="T4">16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DMX</text:span> Universe <text:span text:style-name="T4">3</text:span></text:p>
            <text:p text:style-name="P11">From Chinese 27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H21" office:value-type="string">
            <text:p text:style-name="P1"/>
          </table:table-cell>
          <table:table-cell table:style-name="Table1.A1" office:value-type="string">
            <text:p text:style-name="P6"><text:span text:style-name="T2">Video</text:span> to</text:p>
            <text:p text:style-name="P6">Monito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2">
          <table:table-cell table:style-name="Table1.A1" table:number-rows-spanned="2" office:value-type="string">
            <text:p text:style-name="P4">AlphaPix <text:span text:style-name="T4">16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DMX</text:span> Universe <text:span text:style-name="T4">3</text:span></text:p>
            <text:p text:style-name="P11">To LOR CMB24D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  <table:table-cell table:style-name="Table1.H22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Video</text:span> from</text:p>
            <text:p text:style-name="P6">Computer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3"/>
          </table:table-cell>
        </table:table-row>
        <table:table-row table:style-name="Table1.1"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4">AlphaPix <text:span text:style-name="T4">16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6"><text:span text:style-name="T2">DMX</text:span> Universe <text:span text:style-name="T4">3</text:span></text:p>
            <text:p text:style-name="P11">From Chinese 27</text:p>
          </table:table-cell>
          <table:table-cell table:style-name="Table1.H23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table:number-rows-spanned="2" office:value-type="string">
            <text:p text:style-name="P5"><text:span text:style-name="T2">Video</text:span> to</text:p>
            <text:p text:style-name="P6">Monitor</text:p>
          </table:table-cell>
        </table:table-row>
        <table:table-row table:style-name="Table1.2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  <table:table-cell table:style-name="Table1.H24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covered-table-cell/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4">AlphaPix <text:span text:style-name="T4">16</text:span></text:p>
            <text:p text:style-name="P8">Ethernet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DMX</text:span> Universe <text:span text:style-name="T4">3</text:span></text:p>
            <text:p text:style-name="P11">To LOR CMB24D</text:p>
          </table:table-cell>
          <table:table-cell table:style-name="Table1.H25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6"><text:span text:style-name="T2">Video</text:span> from</text:p>
            <text:p text:style-name="P6">Computer</text:p>
          </table:table-cell>
        </table:table-row>
      </table:table>
      <text:p text:style-name="正文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letter-kerning="false" fo:background-color="transparent" style:font-name-asian="宋体" style:font-size-asian="10pt" style:language-asian="zh" style:country-asian="CN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正文" style:family="paragraph">
      <style:paragraph-properties fo:margin-top="0in" fo:margin-bottom="0.139in" style:contextual-spacing="false" fo:line-height="115%" fo:hyphenation-ladder-count="no-limit"/>
      <style:text-properties fo:font-size="11pt" style:font-size-asian="11pt" style:font-size-complex="11pt" fo:hyphenate="false" loext:hyphenation-no-caps="false"/>
    </style:style>
    <style:style style:name="页眉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页脚" style:family="paragraph" style:parent-style-name="正文">
      <style:paragraph-properties fo:margin-top="0in" fo:margin-bottom="0in" style:contextual-spacing="false" fo:line-height="100%"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默认段落字体" style:family="text"/>
    <style:style style:name="页眉_20_Char" style:display-name="页眉 Char" style:family="text" style:parent-style-name="默认段落字体"/>
    <style:style style:name="页脚_20_Char" style:display-name="页脚 Char" style:family="text" style:parent-style-name="默认段落字体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3201in" fo:margin-bottom="0.2165in" fo:margin-left="0.2953in" fo:margin-right="0.295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4.2$Windows_X86_64 LibreOffice_project/dcf040e67528d9187c66b2379df5ea4407429775</meta:generator>
    <dc:title/>
    <dc:subject/>
    <meta:initial-creator>Administrator</meta:initial-creator>
    <meta:creation-date>2019-07-10T02:44:00Z</meta:creation-date>
    <dc:date>2021-01-15T11:29:17.631000000</dc:date>
    <meta:editing-cycles>7</meta:editing-cycles>
    <meta:editing-duration>PT33M53S</meta:editing-duration>
    <meta:print-date>2021-01-15T11:28:18.547000000</meta:print-date>
    <meta:document-statistic meta:table-count="1" meta:image-count="0" meta:object-count="0" meta:page-count="2" meta:paragraph-count="111" meta:word-count="214" meta:character-count="1135" meta:non-whitespace-character-count="1032"/>
    <meta:template xlink:type="simple" xlink:actuate="onRequest" xlink:title="" xlink:href="../../../Templates/Mr.%20Label%20MR183%20Cable%20Flags.odt/Normal"/>
  </office:meta>
</office:document-meta>
</file>